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4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6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7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" style:parent-style-name="Fuentedepárrafopredeter." style:family="text">
      <style:text-properties fo:language="en" fo:country="US"/>
    </style:style>
    <style:style style:name="T9" style:parent-style-name="Fuentedepárrafopredeter." style:family="text">
      <style:text-properties fo:language="en" fo:country="US"/>
    </style:style>
    <style:style style:name="T10" style:parent-style-name="Fuentedepárrafopredeter." style:family="text">
      <style:text-properties fo:language="en" fo:country="US"/>
    </style:style>
    <style:style style:name="T11" style:parent-style-name="Fuentedepárrafopredeter." style:family="text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T13" style:parent-style-name="Fuentedepárrafopredeter." style:family="text">
      <style:text-properties fo:language="en" fo:country="US"/>
    </style:style>
    <style:style style:name="T14" style:parent-style-name="Fuentedepárrafopredeter." style:family="text">
      <style:text-properties fo:language="en" fo:country="US"/>
    </style:style>
    <style:style style:name="T15" style:parent-style-name="Fuentedepárrafopredeter." style:family="text">
      <style:text-properties fo:language="en" fo:country="US"/>
    </style:style>
    <style:style style:name="T16" style:parent-style-name="Fuentedepárrafopredeter." style:family="text">
      <style:text-properties fo:language="en" fo:country="US"/>
    </style:style>
    <style:style style:name="T17" style:parent-style-name="Fuentedepárrafopredeter." style:family="text">
      <style:text-properties fo:language="en" fo:country="US"/>
    </style:style>
    <style:style style:name="T18" style:parent-style-name="Fuentedepárrafopredeter." style:family="text">
      <style:text-properties fo:language="en" fo:country="US"/>
    </style:style>
    <style:style style:name="T19" style:parent-style-name="Fuentedepárrafopredeter." style:family="text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22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23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4" style:parent-style-name="Fuentedepárrafopredeter." style:family="text">
      <style:text-properties fo:language="en" fo:country="US"/>
    </style:style>
    <style:style style:name="P25" style:parent-style-name="Standard" style:family="paragraph">
      <style:paragraph-properties fo:margin-left="0.4916in" fo:text-indent="-0.4916in">
        <style:tab-stops/>
      </style:paragraph-properties>
    </style:style>
    <style:style style:name="T26" style:parent-style-name="Fuentedepárrafopredeter." style:family="text">
      <style:text-properties fo:language="en" fo:country="US"/>
    </style:style>
    <style:style style:name="T27" style:parent-style-name="Fuentedepárrafopredeter." style:family="text">
      <style:text-properties fo:language="en" fo:country="US"/>
    </style:style>
    <style:style style:name="T28" style:parent-style-name="Fuentedepárrafopredeter." style:family="text">
      <style:text-properties fo:language="en" fo:country="US"/>
    </style:style>
    <style:style style:name="T29" style:parent-style-name="Fuentedepárrafopredeter." style:family="text">
      <style:text-properties fo:language="en" fo:country="US"/>
    </style:style>
    <style:style style:name="T30" style:parent-style-name="Fuentedepárrafopredeter." style:family="text">
      <style:text-properties fo:language="en" fo:country="US"/>
    </style:style>
    <style:style style:name="T31" style:parent-style-name="Fuentedepárrafopredeter." style:family="text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T33" style:parent-style-name="Fuentedepárrafopredeter." style:family="text">
      <style:text-properties fo:language="en" fo:country="US"/>
    </style:style>
    <style:style style:name="T34" style:parent-style-name="Fuentedepárrafopredeter." style:family="text">
      <style:text-properties fo:language="en" fo:country="US"/>
    </style:style>
    <style:style style:name="T35" style:parent-style-name="Fuentedepárrafopredeter." style:family="text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T37" style:parent-style-name="Fuentedepárrafopredeter." style:family="text">
      <style:text-properties fo:language="en" fo:country="US"/>
    </style:style>
    <style:style style:name="T38" style:parent-style-name="Fuentedepárrafopredeter." style:family="text">
      <style:text-properties fo:language="en" fo:country="US"/>
    </style:style>
    <style:style style:name="T39" style:parent-style-name="Fuentedepárrafopredeter." style:family="text">
      <style:text-properties fo:language="en" fo:country="US"/>
    </style:style>
    <style:style style:name="P40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41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42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43" style:parent-style-name="Fuentedepárrafopredeter." style:family="text">
      <style:text-properties fo:language="en" fo:country="US"/>
    </style:style>
    <style:style style:name="T44" style:parent-style-name="Fuentedepárrafopredeter." style:family="text">
      <style:text-properties fo:language="en" fo:country="US"/>
    </style:style>
    <style:style style:name="T45" style:parent-style-name="Fuentedepárrafopredeter." style:family="text">
      <style:text-properties fo:language="en" fo:country="US"/>
    </style:style>
    <style:style style:name="T46" style:parent-style-name="Fuentedepárrafopredeter." style:family="text">
      <style:text-properties fo:language="en" fo:country="US"/>
    </style:style>
    <style:style style:name="T47" style:parent-style-name="Fuentedepárrafopredeter." style:family="text">
      <style:text-properties fo:language="en" fo:country="US"/>
    </style:style>
    <style:style style:name="T48" style:parent-style-name="Fuentedepárrafopredeter." style:family="text">
      <style:text-properties fo:language="en" fo:country="US"/>
    </style:style>
    <style:style style:name="T49" style:parent-style-name="Fuentedepárrafopredeter." style:family="text">
      <style:text-properties fo:language="en" fo:country="US"/>
    </style:style>
    <style:style style:name="P50" style:parent-style-name="Standard" style:family="paragraph">
      <style:text-properties fo:language="en" fo:country="US"/>
    </style:style>
    <style:style style:name="T51" style:parent-style-name="Fuentedepárrafopredeter." style:family="text">
      <style:text-properties fo:language="en" fo:country="US"/>
    </style:style>
    <style:style style:name="T52" style:parent-style-name="Fuentedepárrafopredeter." style:family="text">
      <style:text-properties fo:language="en" fo:country="US"/>
    </style:style>
    <style:style style:name="T53" style:parent-style-name="Fuentedepárrafopredeter." style:family="text">
      <style:text-properties fo:language="en" fo:country="US"/>
    </style:style>
    <style:style style:name="P54" style:parent-style-name="Standard" style:family="paragraph">
      <style:text-properties fo:language="en" fo:country="US"/>
    </style:style>
    <style:style style:name="P55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6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57" style:parent-style-name="Fuentedepárrafopredeter." style:family="text">
      <style:text-properties fo:language="en" fo:country="US"/>
    </style:style>
    <style:style style:name="T58" style:parent-style-name="Fuentedepárrafopredeter." style:family="text">
      <style:text-properties fo:language="en" fo:country="US"/>
    </style:style>
    <style:style style:name="T59" style:parent-style-name="Fuentedepárrafopredeter." style:family="text">
      <style:text-properties fo:language="en" fo:country="US"/>
    </style:style>
    <style:style style:name="T60" style:parent-style-name="Fuentedepárrafopredeter." style:family="text">
      <style:text-properties fo:language="en" fo:country="US"/>
    </style:style>
    <style:style style:name="T61" style:parent-style-name="Fuentedepárrafopredeter." style:family="text">
      <style:text-properties fo:language="en" fo:country="US"/>
    </style:style>
    <style:style style:name="T62" style:parent-style-name="Fuentedepárrafopredeter." style:family="text">
      <style:text-properties fo:language="en" fo:country="US"/>
    </style:style>
    <style:style style:name="P63" style:parent-style-name="Standard" style:family="paragraph">
      <style:text-properties fo:language="en" fo:country="US"/>
    </style:style>
    <style:style style:name="T64" style:parent-style-name="Fuentedepárrafopredeter." style:family="text">
      <style:text-properties fo:language="en" fo:country="US"/>
    </style:style>
    <style:style style:name="T65" style:parent-style-name="Fuentedepárrafopredeter." style:family="text">
      <style:text-properties fo:language="en" fo:country="US"/>
    </style:style>
    <style:style style:name="T66" style:parent-style-name="Fuentedepárrafopredeter." style:family="text">
      <style:text-properties fo:language="en" fo:country="US"/>
    </style:style>
    <style:style style:name="P67" style:parent-style-name="Standard" style:family="paragraph">
      <style:text-properties fo:language="en" fo:country="US"/>
    </style:style>
    <style:style style:name="P68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69" style:parent-style-name="Fuentedepárrafopredeter." style:family="text">
      <style:text-properties fo:language="en" fo:country="US"/>
    </style:style>
    <style:style style:name="T70" style:parent-style-name="Fuentedepárrafopredeter." style:family="text">
      <style:text-properties fo:language="en" fo:country="US"/>
    </style:style>
    <style:style style:name="T71" style:parent-style-name="Fuentedepárrafopredeter." style:family="text">
      <style:text-properties fo:language="en" fo:country="US"/>
    </style:style>
    <style:style style:name="T72" style:parent-style-name="Fuentedepárrafopredeter." style:family="text">
      <style:text-properties fo:language="en" fo:country="US"/>
    </style:style>
    <style:style style:name="T73" style:parent-style-name="Fuentedepárrafopredeter." style:family="text">
      <style:text-properties fo:language="en" fo:country="US"/>
    </style:style>
    <style:style style:name="T74" style:parent-style-name="Fuentedepárrafopredeter." style:family="text">
      <style:text-properties fo:language="en" fo:country="US"/>
    </style:style>
    <style:style style:name="P75" style:parent-style-name="Standard" style:family="paragraph">
      <style:text-properties fo:language="en" fo:country="US"/>
    </style:style>
    <style:style style:name="T76" style:parent-style-name="Fuentedepárrafopredeter." style:family="text">
      <style:text-properties fo:language="en" fo:country="US"/>
    </style:style>
    <style:style style:name="T77" style:parent-style-name="Fuentedepárrafopredeter." style:family="text">
      <style:text-properties fo:language="en" fo:country="US"/>
    </style:style>
    <style:style style:name="T78" style:parent-style-name="Fuentedepárrafopredeter." style:family="text">
      <style:text-properties fo:language="en" fo:country="US"/>
    </style:style>
    <style:style style:name="T79" style:parent-style-name="Fuentedepárrafopredeter." style:family="text">
      <style:text-properties fo:language="en" fo:country="US"/>
    </style:style>
    <style:style style:name="P80" style:parent-style-name="Standard" style:family="paragraph">
      <style:text-properties fo:language="en" fo:country="US"/>
    </style:style>
    <style:style style:name="P81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2" style:parent-style-name="Fuentedepárrafopredeter." style:family="text">
      <style:text-properties fo:language="en" fo:country="US"/>
    </style:style>
    <style:style style:name="T83" style:parent-style-name="Fuentedepárrafopredeter." style:family="text">
      <style:text-properties fo:language="en" fo:country="US"/>
    </style:style>
    <style:style style:name="T84" style:parent-style-name="Fuentedepárrafopredeter." style:family="text">
      <style:text-properties fo:language="en" fo:country="US"/>
    </style:style>
    <style:style style:name="T85" style:parent-style-name="Fuentedepárrafopredeter." style:family="text">
      <style:text-properties fo:language="en" fo:country="US"/>
    </style:style>
    <style:style style:name="P86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7" style:parent-style-name="Fuentedepárrafopredeter." style:family="text">
      <style:text-properties fo:language="en" fo:country="US"/>
    </style:style>
    <style:style style:name="T88" style:parent-style-name="Fuentedepárrafopredeter." style:family="text">
      <style:text-properties fo:language="en" fo:country="US"/>
    </style:style>
    <style:style style:name="T89" style:parent-style-name="Internetlink" style:family="text">
      <style:text-properties fo:language="en" fo:country="US"/>
    </style:style>
    <style:style style:name="T90" style:parent-style-name="Fuentedepárrafopredeter." style:family="text">
      <style:text-properties fo:language="en" fo:country="US"/>
    </style:style>
    <style:style style:name="T91" style:parent-style-name="Fuentedepárrafopredeter." style:family="text">
      <style:text-properties fo:language="en" fo:country="US"/>
    </style:style>
    <style:style style:name="P92" style:parent-style-name="Standard" style:family="paragraph">
      <style:text-properties fo:language="en" fo:country="US"/>
    </style:style>
    <style:style style:name="P93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94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95" style:parent-style-name="Fuentedepárrafopredeter." style:family="text">
      <style:text-properties fo:language="en" fo:country="US"/>
    </style:style>
    <style:style style:name="T96" style:parent-style-name="Fuentedepárrafopredeter." style:family="text">
      <style:text-properties fo:language="en" fo:country="US"/>
    </style:style>
    <style:style style:name="T97" style:parent-style-name="Fuentedepárrafopredeter." style:family="text">
      <style:text-properties fo:language="en" fo:country="US"/>
    </style:style>
    <style:style style:name="T98" style:parent-style-name="Internetlink" style:family="text">
      <style:text-properties fo:language="en" fo:country="US"/>
    </style:style>
    <style:style style:name="T99" style:parent-style-name="Fuentedepárrafopredeter." style:family="text">
      <style:text-properties fo:language="en" fo:country="US"/>
    </style:style>
    <style:style style:name="T100" style:parent-style-name="Fuentedepárrafopredeter." style:family="text">
      <style:text-properties fo:language="en" fo:country="US"/>
    </style:style>
    <style:style style:name="P101" style:parent-style-name="Standard" style:family="paragraph">
      <style:text-properties fo:language="en" fo:country="US"/>
    </style:style>
    <style:style style:name="P102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103" style:parent-style-name="Fuentedepárrafopredeter." style:family="text">
      <style:text-properties fo:language="en" fo:country="US"/>
    </style:style>
    <style:style style:name="T104" style:parent-style-name="Fuentedepárrafopredeter." style:family="text">
      <style:text-properties fo:language="en" fo:country="US"/>
    </style:style>
    <style:style style:name="T105" style:parent-style-name="Fuentedepárrafopredeter." style:family="text">
      <style:text-properties fo:language="en" fo:country="US"/>
    </style:style>
    <style:style style:name="T106" style:parent-style-name="Fuentedepárrafopredeter." style:family="text">
      <style:text-properties fo:language="en" fo:country="US"/>
    </style:style>
    <style:style style:name="T107" style:parent-style-name="Internetlink" style:family="text">
      <style:text-properties fo:language="en" fo:country="US"/>
    </style:style>
    <style:style style:name="T108" style:parent-style-name="Fuentedepárrafopredeter." style:family="text">
      <style:text-properties fo:language="en" fo:country="US"/>
    </style:style>
    <style:style style:name="T109" style:parent-style-name="Fuentedepárrafopredeter." style:family="text">
      <style:text-properties fo:language="en" fo:country="US"/>
    </style:style>
    <style:style style:name="P110" style:parent-style-name="Standard" style:family="paragraph">
      <style:text-properties fo:language="en" fo:country="US"/>
    </style:style>
    <style:style style:name="T111" style:parent-style-name="Fuentedepárrafopredeter." style:family="text">
      <style:text-properties fo:language="en" fo:country="US"/>
    </style:style>
    <style:style style:name="P112" style:parent-style-name="Standard" style:family="paragraph">
      <style:paragraph-properties fo:margin-left="0.4916in" fo:text-indent="-0.4916in">
        <style:tab-stops/>
      </style:paragraph-properties>
    </style:style>
    <style:style style:name="T113" style:parent-style-name="Fuentedepárrafopredeter." style:family="text">
      <style:text-properties fo:language="en" fo:country="US"/>
    </style:style>
    <style:style style:name="T114" style:parent-style-name="Internetlink" style:family="text">
      <style:text-properties fo:language="en" fo:country="US"/>
    </style:style>
    <style:style style:name="T115" style:parent-style-name="Fuentedepárrafopredeter." style:family="text">
      <style:text-properties fo:language="en" fo:country="US"/>
    </style:style>
    <style:style style:name="P116" style:parent-style-name="Standard" style:family="paragraph">
      <style:text-properties fo:language="en" fo:country="US"/>
    </style:style>
    <style:style style:name="T117" style:parent-style-name="Fuentedepárrafopredeter." style:family="text">
      <style:text-properties fo:language="en" fo:country="US"/>
    </style:style>
    <style:style style:name="T118" style:parent-style-name="Fuentedepárrafopredeter." style:family="text">
      <style:text-properties style:font-name-complex="Calibri" fo:color="#222222" fo:background-color="#FFFFFF"/>
    </style:style>
    <style:style style:name="P119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120" style:parent-style-name="Fuentedepárrafopredeter." style:family="text">
      <style:text-properties fo:language="en" fo:country="US"/>
    </style:style>
    <style:style style:name="T121" style:parent-style-name="Fuentedepárrafopredeter." style:family="text">
      <style:text-properties fo:language="en" fo:country="US"/>
    </style:style>
    <style:style style:name="T122" style:parent-style-name="Internetlink" style:family="text">
      <style:text-properties fo:language="en" fo:country="US"/>
    </style:style>
    <style:style style:name="T123" style:parent-style-name="Fuentedepárrafopredeter." style:family="text">
      <style:text-properties fo:language="en" fo:country="US"/>
    </style:style>
    <style:style style:name="T124" style:parent-style-name="Fuentedepárrafopredeter." style:family="text">
      <style:text-properties fo:language="en" fo:country="US"/>
    </style:style>
    <style:style style:name="P125" style:parent-style-name="Standard" style:family="paragraph">
      <style:text-properties fo:language="en" fo:country="US"/>
    </style:style>
    <style:style style:name="T126" style:parent-style-name="Fuentedepárrafopredeter." style:family="text">
      <style:text-properties fo:language="en" fo:country="US"/>
    </style:style>
    <style:style style:name="T127" style:parent-style-name="Fuentedepárrafopredeter." style:family="text">
      <style:text-properties fo:language="en" fo:country="US"/>
    </style:style>
    <style:style style:name="T128" style:parent-style-name="Fuentedepárrafopredeter." style:family="text">
      <style:text-properties fo:language="en" fo:country="US"/>
    </style:style>
    <style:style style:name="T129" style:parent-style-name="Internetlink" style:family="text">
      <style:text-properties fo:language="en" fo:country="US"/>
    </style:style>
    <style:style style:name="T130" style:parent-style-name="Fuentedepárrafopredeter." style:family="text">
      <style:text-properties fo:language="en" fo:country="US"/>
    </style:style>
    <style:style style:name="P131" style:parent-style-name="Standard" style:family="paragraph">
      <style:text-properties fo:language="en" fo:country="US"/>
    </style:style>
    <style:style style:name="T132" style:parent-style-name="Fuentedepárrafopredeter." style:family="text">
      <style:text-properties style:font-name-complex="Calibri" fo:color="#222222" fo:background-color="#FFFFFF"/>
    </style:style>
    <style:style style:name="P133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134" style:parent-style-name="Fuentedepárrafopredeter." style:family="text">
      <style:text-properties fo:language="en" fo:country="US"/>
    </style:style>
    <style:style style:name="T135" style:parent-style-name="Internetlink" style:family="text">
      <style:text-properties fo:language="en" fo:country="US"/>
    </style:style>
    <style:style style:name="T136" style:parent-style-name="Fuentedepárrafopredeter." style:family="text">
      <style:text-properties fo:language="en" fo:country="US"/>
    </style:style>
    <style:style style:name="T137" style:parent-style-name="Fuentedepárrafopredeter." style:family="text">
      <style:text-properties fo:language="en" fo:country="US"/>
    </style:style>
    <style:style style:name="P138" style:parent-style-name="Standard" style:family="paragraph">
      <style:text-properties fo:language="en" fo:country="US"/>
    </style:style>
    <style:style style:name="T139" style:parent-style-name="Fuentedepárrafopredeter." style:family="text">
      <style:text-properties fo:language="en" fo:country="US"/>
    </style:style>
    <style:style style:name="T140" style:parent-style-name="Fuentedepárrafopredeter." style:family="text">
      <style:text-properties fo:language="en" fo:country="US"/>
    </style:style>
    <style:style style:name="T141" style:parent-style-name="Internetlink" style:family="text">
      <style:text-properties fo:language="en" fo:country="US"/>
    </style:style>
    <style:style style:name="T142" style:parent-style-name="Fuentedepárrafopredeter." style:family="text">
      <style:text-properties fo:language="en" fo:country="US"/>
    </style:style>
    <style:style style:name="P143" style:parent-style-name="Standard" style:family="paragraph">
      <style:text-properties fo:language="en" fo:country="US"/>
    </style:style>
    <style:style style:name="T144" style:parent-style-name="Fuentedepárrafopredeter." style:family="text">
      <style:text-properties style:font-name-complex="Calibri" fo:color="#222222" fo:background-color="#FFFFFF"/>
    </style:style>
    <style:style style:name="T145" style:parent-style-name="Fuentedepárrafopredeter." style:family="text">
      <style:text-properties style:font-name-complex="Calibri" fo:color="#222222" fo:background-color="#FFFFFF"/>
    </style:style>
  </office:automatic-styles>
  <office:body>
    <office:text text:use-soft-page-breaks="true">
      <text:p text:style-name="P1">API REST</text:p>
      <text:p text:style-name="Standard"/>
      <text:p text:style-name="Standard">URIS</text:p>
      <text:p text:style-name="P2">/Pizzas</text:p>
      <text:p text:style-name="P3">/Pizzas/{id}</text:p>
      <text:p text:style-name="P4">/Ingredientes</text:p>
      <text:p text:style-name="P5">/Ingredientes/{id}</text:p>
      <text:p text:style-name="P6">/Masas</text:p>
      <text:p text:style-name="P7">/Masas/{id}</text:p>
      <text:p text:style-name="Standard"/>
      <text:p text:style-name="Standard">GET<text:tab/>/ Pizzas<text:tab/><text:tab/>obtienes la lista de pizzas</text:p>
      <text:p text:style-name="Standard">#Peticion</text:p>
      <text:p text:style-name="Standard"><text:span text:style-name="T8">GET /Pizzas HTTP/1.1</text:span></text:p>
      <text:p text:style-name="Standard"><text:span text:style-name="T9">Host:<text:s/></text:span><text:span text:style-name="T10">www.laPizzaPablo.com</text:span></text:p>
      <text:p text:style-name="Standard">Accept: application/json</text:p>
      <text:p text:style-name="Standard">#Fin Peticion</text:p>
      <text:p text:style-name="Standard"/>
      <text:p text:style-name="Standard">#Respuesta 1</text:p>
      <text:p text:style-name="Standard">HTTP/1.1 200 Ok</text:p>
      <text:p text:style-name="Standard"><text:span text:style-name="T11">Content-Type: application/json;charset=utf-8</text:span></text:p>
      <text:p text:style-name="P12"/>
      <text:p text:style-name="Standard"><text:span text:style-name="T13">["http://www. laPizzaPablo.com/Pizzas/1",</text:span></text:p>
      <text:p text:style-name="Standard"><text:span text:style-name="T14">"http://www. laPizzaPablo.com/Pizzas/2",</text:span></text:p>
      <text:p text:style-name="Standard"><text:span text:style-name="T15">"http://www.<text:s/></text:span><text:span text:style-name="T16">laPizzaPablo.com/Pizzas/3",</text:span></text:p>
      <text:p text:style-name="Standard"><text:span text:style-name="T17">"http://www. laPizzaPablo.com/Pizzas/4"]</text:span></text:p>
      <text:p text:style-name="Standard">#Fin Respuesta 1</text:p>
      <text:p text:style-name="Standard"/>
      <text:p text:style-name="Standard">#Respuesta 2</text:p>
      <text:p text:style-name="Standard"><text:span text:style-name="T18">HTTP/1.1 200 Ok</text:span></text:p>
      <text:p text:style-name="Standard"><text:span text:style-name="T19">Content-Type: application/json;charset=utf-8</text:span></text:p>
      <text:p text:style-name="P20"/>
      <text:p text:style-name="Standard">[{“id”:http://www. laPizzaPablo.com/ Pizzas /1,</text:p>
      <text:p text:style-name="Standard">“nombre”:”Texas Bread”,</text:p>
      <text:p text:style-name="Standard">“ingredientes”:[“ http://www. laPizzaPablo.com/Ingredientes/1”,</text:p>
      <text:p text:style-name="Standard">“http://www. laPizzaPablo.com/Ingredientes/2”,</text:p>
      <text:p text:style-name="Standard">“http://www. laPizzaPablo.com/Ingredientes/5”],</text:p>
      <text:p text:style-name="Standard">“tipo_masa”:“ http://www. laPizzaPablo.com/Masas/1”,</text:p>
      <text:p text:style-name="Standard">“precio”:{“Currency”:”€”, “amount”:6}},</text:p>
      <text:p text:style-name="Standard"/>
      <text:p text:style-name="Standard">{“id”:http://www. laPizzaPablo.com/ Pizzas /2,</text:p>
      <text:p text:style-name="Standard">“nombre”:”Hawaiana”,</text:p>
      <text:p text:style-name="Standard">“ingredientes”:[“ http://www. laPizzaPablo.com/Ingredientes/1”,</text:p>
      <text:p text:style-name="Standard">“http://www. laPizzaPablo.com/Ingredientes/2”,</text:p>
      <text:p text:style-name="Standard">“http://www. laPizzaPablo.com/Ingredientes/3”],</text:p>
      <text:p text:style-name="Standard">“tipo_masa”:“ http://www. laPizzaPablo.com/Masas/2”,</text:p>
      <text:p text:style-name="Standard">“precio”:{“Currency”:”€”, “amount”:5.5}},</text:p>
      <text:p text:style-name="Standard"/>
      <text:p text:style-name="Standard">{“id”:http://www. laPizzaPablo.com/ Pizzas /3,</text:p>
      <text:p text:style-name="Standard">“nombre”:”Bacon Crispy”,</text:p>
      <text:p text:style-name="Standard">“ingredientes”:[“ http://www. laPizzaPablo.com/Ingredientes/1”,</text:p>
      <text:p text:style-name="Standard">“http://www. laPizzaPablo.com/Ingredientes/4”],</text:p>
      <text:p text:style-name="Standard">“tipo_masa”:“ http://www.<text:s/>laPizzaPablo.com/Masas/3”,</text:p>
      <text:p text:style-name="Standard">“precio”:{“Currency”:”€”, “amount”:5.5}},</text:p>
      <text:p text:style-name="Standard"/>
      <text:p text:style-name="Standard">{“id”:http://www. laPizzaPablo.com/ Pizzas /4,</text:p>
      <text:p text:style-name="Standard">“nombre”:”Mixter”,</text:p>
      <text:p text:style-name="Standard">“ingredientes”:[“ http://www. laPizzaPablo.com/Ingredientes/1”,</text:p>
      <text:p text:style-name="Standard">“http://www. laPizzaPablo.com/Ingredientes/3”,</text:p>
      <text:p text:style-name="Standard">“http://www. laPizzaPablo.com/Ingredientes/4”],</text:p>
      <text:p text:style-name="Standard">“tipo_masa”:“ http://www. laPizzaPablo.com/Masas/3”,</text:p>
      <text:p text:style-name="Standard">“precio”:{“Currency”:”€”, “amount”:6.5}]</text:p>
      <text:p text:style-name="Standard">#Fin Respuesta 2</text:p>
      <text:p text:style-name="Standard"/>
      <text:p text:style-name="Standard">#Error<text:tab/>//Cuando no devuelve ningún dato</text:p>
      <text:p text:style-name="Standard">HTTP/1.1 406 Not Acceptable</text:p>
      <text:p text:style-name="Standard">#Fin Error</text:p>
      <text:p text:style-name="P21"/>
      <text:p text:style-name="Standard">#Error<text:tab/>//Cuando le damos una ruta que no existe</text:p>
      <text:p text:style-name="Standard">HTTP/1.1 404 Not Found</text:p>
      <text:p text:style-name="P22">#Fin Error</text:p>
      <text:p text:style-name="P23"/>
      <text:p text:style-name="Standard"/>
      <text:p text:style-name="Standard">GET /Pizzas?ingredientes={id} lista de pizzas que contengan el ingrediente con id 3</text:p>
      <text:p text:style-name="Standard"><text:span text:style-name="T24">#Peticion</text:span></text:p>
      <text:p text:style-name="P25"><text:span text:style-name="T26">GET /</text:span><text:s/>Pizzas?ingredientes=3<text:span text:style-name="T27"><text:tab/>HTTP/1.1</text:span></text:p>
      <text:p text:style-name="Standard"><text:span text:style-name="T28">Host: www.laPizzaPablo.com</text:span></text:p>
      <text:p text:style-name="Standard"><text:span text:style-name="T29">Accept: application/json</text:span></text:p>
      <text:p text:style-name="Standard"><text:span text:style-name="T30">#Fin<text:s/></text:span><text:span text:style-name="T31">Peticion</text:span></text:p>
      <text:p text:style-name="P32"/>
      <text:p text:style-name="Standard"><text:span text:style-name="T33">#Respuesta</text:span></text:p>
      <text:p text:style-name="Standard"><text:span text:style-name="T34">HTTP/1.1 200 Ok</text:span></text:p>
      <text:p text:style-name="Standard"><text:span text:style-name="T35">Content-Type: application/json;charset=utf-8</text:span></text:p>
      <text:p text:style-name="P36"/>
      <text:p text:style-name="Standard"><text:span text:style-name="T37">["http://www. laPizzaPablo.com/Pizzas/2",</text:span></text:p>
      <text:p text:style-name="Standard"><text:span text:style-name="T38">"http://www. laPizzaPablo.com/Pizzas/3",</text:span></text:p>
      <text:p text:style-name="Standard"><text:span text:style-name="T39">"http://www. laPizzaPablo.com/Pizzas/4"]</text:span></text:p>
      <text:p text:style-name="Standard">#Fin Respuesta</text:p>
      <text:p text:style-name="Standard"/>
      <text:p text:style-name="Standard">#Error</text:p>
      <text:p text:style-name="Standard">HTTP/1.1 406 Not Acceptable</text:p>
      <text:p text:style-name="Standard">#Fin Error</text:p>
      <text:p text:style-name="Standard"/>
      <text:p text:style-name="Standard">#Error<text:tab/>//Cuando le damos una ruta que no existe</text:p>
      <text:p text:style-name="Standard">HTTP/1.1 404 Not Found</text:p>
      <text:p text:style-name="P40">#Fin Error</text:p>
      <text:p text:style-name="P41"/>
      <text:p text:style-name="P42"/>
      <text:p text:style-name="Standard">GET /Pizzas?tipo_masa={id}<text:s/><text:tab/>lista de pizzas que contengan el tipo de masa fina</text:p>
      <text:p text:style-name="Standard"><text:span text:style-name="T43">#Peticion</text:span></text:p>
      <text:p text:style-name="Standard"><text:span text:style-name="T44">GET / Pizzas?tipo_masa=1</text:span><text:span text:style-name="T45"><text:tab/>HTTP/1.1</text:span></text:p>
      <text:p text:style-name="Standard"><text:span text:style-name="T46">Host: www.laPizzaPablo.com</text:span></text:p>
      <text:p text:style-name="Standard"><text:span text:style-name="T47">Accept</text:span><text:span text:style-name="T48">: application/json</text:span></text:p>
      <text:p text:style-name="Standard"><text:span text:style-name="T49">#Fin Peticion</text:span></text:p>
      <text:p text:style-name="P50"/>
      <text:p text:style-name="Standard"><text:span text:style-name="T51">#Respuesta</text:span></text:p>
      <text:p text:style-name="Standard"><text:span text:style-name="T52">HTTP/1.1 200 Ok</text:span></text:p>
      <text:p text:style-name="Standard"><text:span text:style-name="T53">Content-Type: application/json;charset=utf-8</text:span></text:p>
      <text:p text:style-name="P54"/>
      <text:p text:style-name="Standard">[http://www. laPizzaPablo.com/Pizzas/1]<text:tab/>//En este caso solo devuelve una.</text:p>
      <text:p text:style-name="Standard">#Fin Respuesta</text:p>
      <text:p text:style-name="Standard"/>
      <text:p text:style-name="Standard">#Error</text:p>
      <text:p text:style-name="Standard">HTTP/1.1 406 Not Acceptable</text:p>
      <text:p text:style-name="Standard">#Fin Error</text:p>
      <text:p text:style-name="P55"/>
      <text:p text:style-name="P56"/>
      <text:p text:style-name="Standard"/>
      <text:p text:style-name="Standard">GET<text:tab/>/<text:s/>Ingredientes<text:tab/>obtienes la lista de ingredientes</text:p>
      <text:p text:style-name="Standard"><text:span text:style-name="T57">#Peticion</text:span></text:p>
      <text:p text:style-name="Standard"><text:span text:style-name="T58">GET /Ingredientes</text:span><text:span text:style-name="T59"><text:tab/>HTTP/1.1</text:span></text:p>
      <text:p text:style-name="Standard"><text:span text:style-name="T60">Host: www.laPizzaPablo.com</text:span></text:p>
      <text:p text:style-name="Standard"><text:span text:style-name="T61">Accept: application/json</text:span></text:p>
      <text:p text:style-name="Standard"><text:span text:style-name="T62">#Fin Peticion</text:span></text:p>
      <text:p text:style-name="P63"/>
      <text:p text:style-name="Standard"><text:span text:style-name="T64">#Respuesta</text:span></text:p>
      <text:p text:style-name="Standard"><text:span text:style-name="T65">HTTP/1.1 200 Ok</text:span></text:p>
      <text:p text:style-name="Standard"><text:span text:style-name="T66">Content-Type: application/json;charset=utf-8</text:span></text:p>
      <text:p text:style-name="P67"/>
      <text:p text:style-name="Standard">["http://www. laPizzaPablo.com/Ingredientes/1",</text:p>
      <text:p text:style-name="Standard">"http://www. laPizzaPablo.com/Ingredientes/2",</text:p>
      <text:p text:style-name="Standard">"http://www. laPizzaPablo.com/Ingredientes/3",</text:p>
      <text:p text:style-name="Standard">"http://www. laPizzaPablo.com/Ingredientes/4",</text:p>
      <text:p text:style-name="Standard">"http://www. laPizzaPablo.com/Ingredientes/5",</text:p>
      <text:p text:style-name="Standard">"http://www. laPizzaPablo.com/Ingredientes/6",]</text:p>
      <text:p text:style-name="Standard">#Fin Respuesta</text:p>
      <text:p text:style-name="Standard"/>
      <text:p text:style-name="Standard">#Error</text:p>
      <text:p text:style-name="Standard">HTTP/1.1 404 No Found</text:p>
      <text:p text:style-name="Standard">#Fin Error</text:p>
      <text:p text:style-name="P68"/>
      <text:p text:style-name="Standard"/>
      <text:p text:style-name="Standard">GET<text:tab/>/ Masas<text:tab/><text:tab/>obtienes una lista de los tipos de masa</text:p>
      <text:p text:style-name="Standard"><text:span text:style-name="T69">#Peticion</text:span></text:p>
      <text:p text:style-name="Standard"><text:span text:style-name="T70">GET /Masas</text:span><text:span text:style-name="T71"><text:tab/>HTTP/1.1</text:span></text:p>
      <text:p text:style-name="Standard"><text:span text:style-name="T72">Host: www.laPizzaPablo.com</text:span></text:p>
      <text:p text:style-name="Standard"><text:span text:style-name="T73">Accept: application/json</text:span></text:p>
      <text:p text:style-name="Standard"><text:span text:style-name="T74">#Fin Peticion</text:span></text:p>
      <text:p text:style-name="P75"/>
      <text:p text:style-name="Standard"><text:span text:style-name="T76">#Respuesta 1</text:span></text:p>
      <text:p text:style-name="Standard"><text:span text:style-name="T77">HTTP/1.1 200 Ok</text:span></text:p>
      <text:p text:style-name="Standard"><text:span text:style-name="T78">Content-Type: appl</text:span><text:span text:style-name="T79">ication/json;charset=utf-8</text:span></text:p>
      <text:p text:style-name="P80"/>
      <text:p text:style-name="Standard">[{“id”:1, “nombre”:”Fina”},</text:p>
      <text:p text:style-name="Standard">{“id”:2, “nombre”:”Clasica”},</text:p>
      <text:p text:style-name="Standard">{“id”:3, “nombre”:”Roll cabra”}]</text:p>
      <text:p text:style-name="Standard">#Fin Respuesta 1</text:p>
      <text:p text:style-name="Standard"/>
      <text:p text:style-name="Standard">#Error</text:p>
      <text:p text:style-name="Standard">HTTP/1.1 404 Not Found</text:p>
      <text:p text:style-name="Standard">#Fin Error</text:p>
      <text:p text:style-name="P81"/>
      <text:p text:style-name="Standard"/>
      <text:p text:style-name="Standard">DELETE<text:tab/>/Pizzas/{id}<text:tab/>borrar la pizza con un id</text:p>
      <text:p text:style-name="Standard"><text:span text:style-name="T82">#Peticion</text:span></text:p>
      <text:p text:style-name="Standard">DELETE<text:s/>/Pizzas/1 HTTP/1.1</text:p>
      <text:p text:style-name="Standard">Host: www.laPizzaPablo.com</text:p>
      <text:p text:style-name="Standard"><text:span text:style-name="T83">#Fin Peticion</text:span></text:p>
      <text:p text:style-name="Standard"/>
      <text:p text:style-name="Standard"><text:span text:style-name="T84">#Respuesta 1</text:span></text:p>
      <text:p text:style-name="Standard"><text:span text:style-name="T85">HTTP/1.1 200 Ok</text:span></text:p>
      <text:p text:style-name="Standard">#Fin Respuesta 1</text:p>
      <text:p text:style-name="Standard"/>
      <text:p text:style-name="Standard">#Error</text:p>
      <text:p text:style-name="Standard">HTTP/1.1 404 Not Found</text:p>
      <text:p text:style-name="Standard">#Fin Error</text:p>
      <text:p text:style-name="P86"/>
      <text:p text:style-name="Standard">PUT /Pizzas/{id}<text:tab/>Actualizar pizza con una id</text:p>
      <text:p text:style-name="Standard">#Peticion</text:p>
      <text:p text:style-name="Standard"><text:span text:style-name="T87">PUT /Pizzas/2 HTTP/1.1</text:span></text:p>
      <text:p text:style-name="Standard"><text:span text:style-name="T88">Host:<text:s/></text:span><text:span text:style-name="T89">www.laPizzaPablo.com</text:span></text:p>
      <text:p text:style-name="Standard"><text:span text:style-name="T90">Accept: application/json</text:span></text:p>
      <text:p text:style-name="Standard"><text:span text:style-name="T91">Content-Type: application/json;charset=utf-8</text:span></text:p>
      <text:p text:style-name="P92"/>
      <text:p text:style-name="Standard">{“nombre”:”Ultra Hawaiana”,<text:s/><text:tab/>//No se permite modificar el id</text:p>
      <text:p text:style-name="Standard">“ingredientes”={ “http://www.laPizzaPablo.com/Ingredientes/3”},</text:p>
      <text:p text:style-name="Standard">“tipo_masa“= ”http://www. laPizzaPablo.com/Masas/2”,</text:p>
      <text:p text:style-name="Standard"><text:s/>“precio”:{“Currency”:”€”, “amount”:5}}</text:p>
      <text:p text:style-name="Standard">#Fin Peticion</text:p>
      <text:p text:style-name="Standard"/>
      <text:p text:style-name="Standard">#Respuesta 1</text:p>
      <text:p text:style-name="Standard">HTTP/1.1 200 Ok</text:p>
      <text:p text:style-name="Standard">#Fin Respuesta 1</text:p>
      <text:p text:style-name="Standard"/>
      <text:p text:style-name="Standard">#Error</text:p>
      <text:p text:style-name="Standard">HTTP/1.1 404 Not Found</text:p>
      <text:p text:style-name="Standard">#Fin Error</text:p>
      <text:p text:style-name="P93"/>
      <text:p text:style-name="Standard"/>
      <text:p text:style-name="Standard">DEL<text:tab/>/Ingredientes/{id}<text:s/><text:tab/>borrar ingrediente con un id</text:p>
      <text:p text:style-name="Standard">#Peticion</text:p>
      <text:p text:style-name="Standard">DEL /Ingredientes/3 HTTP/1.1</text:p>
      <text:p text:style-name="Standard">Host: www.laPizzaPablo.com</text:p>
      <text:p text:style-name="Standard">#Fin Peticion</text:p>
      <text:p text:style-name="Standard"/>
      <text:p text:style-name="Standard">#Respuesta 1</text:p>
      <text:p text:style-name="Standard">HTTP/1.1 200 Ok</text:p>
      <text:p text:style-name="Standard">#Fin Respuesta 1</text:p>
      <text:p text:style-name="Standard"/>
      <text:p text:style-name="Standard">#Error</text:p>
      <text:p text:style-name="Standard">HTTP/1.1 404 Not Found</text:p>
      <text:p text:style-name="Standard">#Fin Error</text:p>
      <text:p text:style-name="P94"/>
      <text:p text:style-name="Standard"/>
      <text:p text:style-name="Standard">PUT /Ingredientes/{id}<text:tab/>Actualizar ingrediente con un id</text:p>
      <text:p text:style-name="Standard"><text:span text:style-name="T95">#Peticion</text:span></text:p>
      <text:p text:style-name="Standard"><text:span text:style-name="T96">PUT /Ingredientes/4 HTTP/1.1</text:span></text:p>
      <text:p text:style-name="Standard"><text:span text:style-name="T97">Host:<text:s/></text:span><text:a xlink:href="http://www.laPizzaPablo.com" office:target-frame-name="_top" xlink:show="replace"><text:span text:style-name="T98">www.laPizzaPablo.com</text:span></text:a></text:p>
      <text:p text:style-name="Standard"><text:span text:style-name="T99">Accept: application/json</text:span></text:p>
      <text:p text:style-name="Standard"><text:span text:style-name="T100">Content-Type: application/json;charset=utf-8</text:span></text:p>
      <text:p text:style-name="P101"/>
      <text:p text:style-name="Standard">{“nombre”:”Piña deluxe”}<text:tab/>//No se permite modificar el id</text:p>
      <text:p text:style-name="Standard">#Fin Peticion</text:p>
      <text:p text:style-name="Standard"/>
      <text:p text:style-name="Standard">#Respuesta 1</text:p>
      <text:p text:style-name="Standard">HTTP/1.1 200 Ok</text:p>
      <text:p text:style-name="Standard">#Fin Respuesta 1</text:p>
      <text:p text:style-name="Standard"/>
      <text:p text:style-name="Standard">#Error</text:p>
      <text:p text:style-name="Standard">HTTP/1.1 404 Not Found</text:p>
      <text:p text:style-name="Standard">#Fin Error</text:p>
      <text:p text:style-name="P102"/>
      <text:p text:style-name="Standard"/>
      <text:p text:style-name="Standard">POST<text:tab/>/Pizzas <text:s/><text:tab/>Creamos una pizza</text:p>
      <text:p text:style-name="Standard"><text:span text:style-name="T103">#Peticion</text:span></text:p>
      <text:p text:style-name="Standard"><text:span text:style-name="T104">POST /</text:span><text:s/>Pizzas<text:span text:style-name="T105"><text:s text:c="2"/>HTTP/1.1</text:span></text:p>
      <text:p text:style-name="Standard"><text:span text:style-name="T106">Host:<text:s/></text:span><text:a xlink:href="http://www.laPizzaPablo.com" office:target-frame-name="_top" xlink:show="replace"><text:span text:style-name="T107">www.laPizzaPablo.com</text:span></text:a></text:p>
      <text:p text:style-name="Standard"><text:span text:style-name="T108">Accept: application/json</text:span></text:p>
      <text:p text:style-name="Standard"><text:span text:style-name="T109">Content-Type: application/json;charset=utf-8</text:span></text:p>
      <text:p text:style-name="P110"/>
      <text:p text:style-name="Standard">{“nombre”:”Más piña”,</text:p>
      <text:p text:style-name="Standard">“ingredientes”={“http://www.laPizzaPablo.com/Ingredientes/3”,</text:p>
      <text:p text:style-name="Standard">“http://www.laPizzaPablo.com/Ingredientes/3”,</text:p>
      <text:p text:style-name="Standard">“http://www.laPizzaPablo.com/Ingredientes/3”},</text:p>
      <text:p text:style-name="Standard"><text:span text:style-name="T111">“tipo_masa”=”http://www. laPizzaPablo.com/Masas/1”,</text:span></text:p>
      <text:p text:style-name="Standard">“precio”:{“Currency”:”€”, “amount”:5000}}</text:p>
      <text:p text:style-name="Standard">#Fin Peticion</text:p>
      <text:p text:style-name="P112"/>
      <text:p text:style-name="Standard">#Respuesta</text:p>
      <text:p text:style-name="Standard">HTTP /1.1 201 Created</text:p>
      <text:p text:style-name="Standard"><text:span text:style-name="T113">Location:<text:s/></text:span><text:a xlink:href="http://www.laPizzaPablo.com/pizzas/8" office:target-frame-name="_top" xlink:show="replace"><text:span text:style-name="T114">http://www.laPizzaPablo.com/pizzas/8</text:span></text:a></text:p>
      <text:p text:style-name="Standard"><text:span text:style-name="T115">Content-Type: application/json;charset=utf-8</text:span></text:p>
      <text:p text:style-name="P116"/>
      <text:p text:style-name="Standard">{“id”=8,</text:p>
      <text:p text:style-name="Standard">“nombre”:”Más piña”,</text:p>
      <text:p text:style-name="Standard">“ingredientes”={“http://www.laPizzaPablo.com/Ingredientes/3”,</text:p>
      <text:p text:style-name="Standard">“http://www.laPizzaPablo.com/Ingredientes/3”,</text:p>
      <text:p text:style-name="Standard">“http://www.laPizzaPablo.com/Ingredientes/3”},</text:p>
      <text:p text:style-name="Standard"><text:span text:style-name="T117">“tipo_masa”=”http://www. laPizzaPablo.com/Masas/1”,</text:span></text:p>
      <text:p text:style-name="Standard">“precio”:{“Currency”:”€”, “amount”:5000}}</text:p>
      <text:p text:style-name="Standard">#Fin Respuesta</text:p>
      <text:p text:style-name="Standard"/>
      <text:p text:style-name="Standard">#Error</text:p>
      <text:p text:style-name="Standard"><text:span text:style-name="T118">HTTP /1.1 400 Bad Request</text:span></text:p>
      <text:p text:style-name="Standard">#Fin Error</text:p>
      <text:p text:style-name="P119"/>
      <text:p text:style-name="Standard"/>
      <text:p text:style-name="Standard">POST<text:tab/>/Ingredientes<text:s/><text:tab/><text:tab/>Creamos un<text:s/>ingrediente</text:p>
      <text:p text:style-name="Standard">#Peticion</text:p>
      <text:p text:style-name="Standard"><text:span text:style-name="T120">POST /Ingredientes <text:s/>HTTP/1.1</text:span></text:p>
      <text:p text:style-name="Standard"><text:span text:style-name="T121">Host:<text:s/></text:span><text:a xlink:href="http://www.laPizzaPablo.com" office:target-frame-name="_top" xlink:show="replace"><text:span text:style-name="T122">www.laPizzaPablo.com</text:span></text:a></text:p>
      <text:p text:style-name="Standard"><text:span text:style-name="T123">Accept: application/json</text:span></text:p>
      <text:p text:style-name="Standard"><text:span text:style-name="T124">Content-Type: application/json;charset=utf-8</text:span></text:p>
      <text:p text:style-name="P125"/>
      <text:p text:style-name="Standard">{“nombre”=”Gold Pineapple”}</text:p>
      <text:p text:style-name="Standard">#Fin Peticion</text:p>
      <text:p text:style-name="Standard"/>
      <text:p text:style-name="Standard">#Respuesta</text:p>
      <text:p text:style-name="Standard"><text:span text:style-name="T126">HTTP<text:s/></text:span><text:span text:style-name="T127">/1.1 201 Created</text:span></text:p>
      <text:p text:style-name="Standard"><text:span text:style-name="T128">Location:<text:s/></text:span><text:a xlink:href="http://www.laPizzaPablo.com/pizzas/8" office:target-frame-name="_top" xlink:show="replace"><text:span text:style-name="T129">http://www.laPizzaPablo.com/pizzas/8</text:span></text:a></text:p>
      <text:p text:style-name="Standard"><text:span text:style-name="T130">Content-Type: application/json;charset=utf-8</text:span></text:p>
      <text:p text:style-name="P131"/>
      <text:p text:style-name="Standard">{“id”=9,</text:p>
      <text:p text:style-name="Standard">“nombre”:” Gold Pineapple”}</text:p>
      <text:p text:style-name="Standard">#Fin Respuesta</text:p>
      <text:p text:style-name="Standard"/>
      <text:p text:style-name="Standard">#Error</text:p>
      <text:p text:style-name="Standard"><text:span text:style-name="T132">HTTP /1.1 400 Bad Request</text:span></text:p>
      <text:p text:style-name="Standard">#Fin Error</text:p>
      <text:p text:style-name="P133"/>
      <text:p text:style-name="Standard"/>
      <text:p text:style-name="Standard">POST<text:tab/>/Masas<text:s/><text:tab/><text:tab/>Creamos una masa</text:p>
      <text:p text:style-name="Standard">#Peticion</text:p>
      <text:p text:style-name="Standard">POST /Masas <text:s/>HTTP/1.1</text:p>
      <text:p text:style-name="Standard"><text:span text:style-name="T134">Host:<text:s/></text:span><text:a xlink:href="http://www.laPizzaPablo.com" office:target-frame-name="_top" xlink:show="replace"><text:span text:style-name="T135">www.laPizzaPablo.com</text:span></text:a></text:p>
      <text:p text:style-name="Standard"><text:span text:style-name="T136">Accept: application/json</text:span></text:p>
      <text:p text:style-name="Standard"><text:span text:style-name="T137">Content-Type: application/json;charset=utf-8</text:span></text:p>
      <text:p text:style-name="P138"/>
      <text:p text:style-name="Standard">{“nombre”=”Pinneapple Bread”}</text:p>
      <text:p text:style-name="Standard">#Fin Peticion</text:p>
      <text:p text:style-name="Standard"/>
      <text:p text:style-name="Standard">#Respuesta</text:p>
      <text:p text:style-name="Standard"><text:span text:style-name="T139">HTTP /1.1 201 Created</text:span></text:p>
      <text:p text:style-name="Standard"><text:span text:style-name="T140">Location:<text:s/></text:span><text:a xlink:href="http://www.laPizzaPablo.com/pizzas/8" office:target-frame-name="_top" xlink:show="replace"><text:span text:style-name="T141">http://www.laPizzaPablo.com/pizzas/8</text:span></text:a></text:p>
      <text:p text:style-name="Standard"><text:span text:style-name="T142">Content-Type: application/json;charset=utf-8</text:span></text:p>
      <text:p text:style-name="P143"/>
      <text:p text:style-name="Standard">{“id”=4,</text:p>
      <text:p text:style-name="Standard">“nombre”:”Pinneapple Bread”}</text:p>
      <text:p text:style-name="Standard">#Fin Respuesta</text:p>
      <text:p text:style-name="Standard"/>
      <text:p text:style-name="Standard">#Error</text:p>
      <text:p text:style-name="Standard"><text:span text:style-name="T144">HTTP /1.1 400</text:span><text:span text:style-name="T145"><text:s/>Bad Request</text:span></text:p>
      <text:p text:style-name="Standard">#Fin Error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Internetlink" style:display-name="Internet link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Fuentedepárrafopredeter.">
      <style:text-properties fo:color="#605E5C" fo:background-color="#E1DFDD"/>
    </style:style>
    <style:style style:name="ListLabel1" style:display-name="ListLabel 1" style:family="text">
      <style:text-properties fo:language="en" fo:country="US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Yeray Manuel Campanario Fernández</meta:initial-creator>
    <dc:creator>Diana Bejarano Rodríguez</dc:creator>
    <meta:creation-date>2019-11-06T12:49:00Z</meta:creation-date>
    <dc:date>2019-12-12T02:26:00Z</dc:date>
    <meta:template xlink:href="Normal" xlink:type="simple"/>
    <meta:editing-cycles>181</meta:editing-cycles>
    <meta:editing-duration>PT324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4" meta:word-count="1125" meta:character-count="7304" meta:row-count="51" meta:non-whitespace-character-count="6193"/>
  </office:meta>
</office:document-meta>
</file>